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ometime between 2016-2020</text:p>
      <text:p text:style-name="Standard"/>
      <text:p text:style-name="Standard">Sorry for the radio silence</text:p>
      <text:p text:style-name="Standard">You don't need teeth to </text:p>
      <text:p text:style-name="Standard">read. You don't need teeth</text:p>
      <text:p text:style-name="Standard">to scream. But keep losing</text:p>
      <text:p text:style-name="Standard">teeth and if you don't </text:p>
      <text:p text:style-name="Standard">bleed, at least you'll see</text:p>
      <text:p text:style-name="Standard">your energy leav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50S</meta:editing-duration>
    <meta:editing-cycles>3</meta:editing-cycles>
    <meta:generator>OpenOffice/4.1.7$Win32 OpenOffice.org_project/417m1$Build-9800</meta:generator>
    <dc:date>2024-08-06T12:19:30.60</dc:date>
    <meta:document-statistic meta:table-count="0" meta:image-count="0" meta:object-count="0" meta:page-count="1" meta:paragraph-count="8" meta:word-count="36" meta:character-count="195"/>
    <dc:creator>Lyndsy Showers</dc:creator>
    <meta:user-defined meta:name="Info 1"/>
    <meta:user-defined meta:name="Info 2"/>
    <meta:user-defined meta:name="Info 3"/>
    <meta:user-defined meta:name="Info 4"/>
  </office:meta>
</office:document-meta>
</file>